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7916in" style:use-optimal-column-width="false"/>
    </style:style>
    <style:style style:name="TableColumn3" style:family="table-column">
      <style:table-column-properties style:column-width="4.7041in" style:use-optimal-column-width="false"/>
    </style:style>
    <style:style style:name="TableColumn4" style:family="table-column">
      <style:table-column-properties style:column-width="0.1965in" style:use-optimal-column-width="false"/>
    </style:style>
    <style:style style:name="Table1" style:family="table" style:master-page-name="MP0">
      <style:table-properties style:width="6.6923in" fo:margin-left="-0.0069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vertical-align="middle" fo:padding-top="0in" fo:padding-left="0in" fo:padding-bottom="0in" fo:padding-right="0in"/>
    </style:style>
    <style:style style:name="P7" style:parent-style-name="TableContents" style:family="paragraph">
      <style:paragraph-properties fo:break-before="page"/>
      <style:text-properties style:font-name="Calibri" fo:font-size="16pt" style:font-size-asian="16pt" style:font-size-complex="16pt"/>
    </style:style>
    <style:style style:name="TableCell8" style:family="table-cell">
      <style:table-cell-properties fo:border="none" fo:padding-top="0in" fo:padding-left="0in" fo:padding-bottom="0in" fo:padding-right="0in"/>
    </style:style>
    <style:style style:name="P9" style:parent-style-name="Textbody" style:family="paragraph">
      <style:paragraph-properties fo:text-align="end"/>
      <style:text-properties style:font-name="Calibri"/>
    </style:style>
    <style:style style:name="TableCell10" style:family="table-cell">
      <style:table-cell-properties fo:border="none" fo:padding-top="0in" fo:padding-left="0in" fo:padding-bottom="0in" fo:padding-right="0in"/>
    </style:style>
    <style:style style:name="P11" style:parent-style-name="Textbody" style:family="paragraph">
      <style:paragraph-properties fo:text-align="end"/>
      <style:text-properties style:font-name="Calibri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padding-top="0in" fo:padding-left="0in" fo:padding-bottom="0in" fo:padding-right="0in"/>
    </style:style>
    <style:style style:name="P14" style:parent-style-name="Textbody" style:family="paragraph">
      <style:paragraph-properties fo:text-align="end"/>
      <style:text-properties style:font-name="Calibri"/>
    </style:style>
    <style:style style:name="TableCell15" style:family="table-cell">
      <style:table-cell-properties fo:border="none" fo:padding-top="0in" fo:padding-left="0in" fo:padding-bottom="0in" fo:padding-right="0in"/>
    </style:style>
    <style:style style:name="P16" style:parent-style-name="Textbody" style:family="paragraph">
      <style:paragraph-properties fo:text-align="end"/>
      <style:text-properties style:font-name="Calibri"/>
    </style:style>
    <style:style style:name="P17" style:parent-style-name="Textbody" style:family="paragraph">
      <style:text-properties style:font-name="Calibri"/>
    </style:style>
    <style:style style:name="TableColumn19" style:family="table-column">
      <style:table-column-properties style:column-width="3.3458in" style:use-optimal-column-width="false"/>
    </style:style>
    <style:style style:name="TableColumn20" style:family="table-column">
      <style:table-column-properties style:column-width="3.3465in" style:use-optimal-column-width="false"/>
    </style:style>
    <style:style style:name="Table18" style:family="table">
      <style:table-properties style:width="6.6923in" fo:margin-left="-0.0069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in" fo:padding-bottom="0in" fo:padding-right="0in"/>
    </style:style>
    <style:style style:name="TableColumn24" style:family="table-column">
      <style:table-column-properties style:column-width="3.1888in" style:use-optimal-column-width="false"/>
    </style:style>
    <style:style style:name="Table23" style:family="table">
      <style:table-properties style:width="3.1888in" fo:margin-left="0.0784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34in solid #000000" fo:padding-top="0.0381in" fo:padding-left="0.0381in" fo:padding-bottom="0.0381in" fo:padding-right="0.0381in"/>
    </style:style>
    <style:style style:name="TableColumn28" style:family="table-column">
      <style:table-column-properties style:column-width="0.7875in" style:use-optimal-column-width="false"/>
    </style:style>
    <style:style style:name="TableColumn29" style:family="table-column">
      <style:table-column-properties style:column-width="0.0395in" style:use-optimal-column-width="false"/>
    </style:style>
    <style:style style:name="TableColumn30" style:family="table-column">
      <style:table-column-properties style:column-width="2.2854in" style:use-optimal-column-width="false"/>
    </style:style>
    <style:style style:name="Table27" style:family="table">
      <style:table-properties style:width="3.112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fo:padding-top="0in" fo:padding-left="0in" fo:padding-bottom="0in" fo:padding-right="0in"/>
    </style:style>
    <style:style style:name="P33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34" style:family="table-cell">
      <style:table-cell-properties fo:border="none" fo:padding-top="0in" fo:padding-left="0in" fo:padding-bottom="0in" fo:padding-right="0in"/>
    </style:style>
    <style:style style:name="P35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36" style:family="table-cell">
      <style:table-cell-properties fo:border="none" fo:padding-top="0in" fo:padding-left="0in" fo:padding-bottom="0in" fo:padding-right="0in"/>
    </style:style>
    <style:style style:name="P37" style:parent-style-name="TableContents" style:family="paragraph">
      <style:text-properties style:font-name="Calibri" fo:font-size="7pt" style:font-size-asian="7pt" style:font-size-complex="7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fo:padding-top="0in" fo:padding-left="0in" fo:padding-bottom="0in" fo:padding-right="0in"/>
    </style:style>
    <style:style style:name="P40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41" style:family="table-cell">
      <style:table-cell-properties fo:border="none" fo:padding-top="0in" fo:padding-left="0in" fo:padding-bottom="0in" fo:padding-right="0in"/>
    </style:style>
    <style:style style:name="P42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43" style:family="table-cell">
      <style:table-cell-properties fo:border="none" fo:padding-top="0in" fo:padding-left="0in" fo:padding-bottom="0in" fo:padding-right="0in"/>
    </style:style>
    <style:style style:name="P44" style:parent-style-name="Standard" style:family="paragraph">
      <style:text-properties style:font-name="Calibri" fo:font-size="7pt" style:font-size-asian="7pt" style:font-size-complex="7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fo:padding-top="0in" fo:padding-left="0in" fo:padding-bottom="0in" fo:padding-right="0in"/>
    </style:style>
    <style:style style:name="P47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48" style:family="table-cell">
      <style:table-cell-properties fo:border="none" fo:padding-top="0in" fo:padding-left="0in" fo:padding-bottom="0in" fo:padding-right="0in"/>
    </style:style>
    <style:style style:name="P49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50" style:family="table-cell">
      <style:table-cell-properties fo:border="none" fo:padding-top="0in" fo:padding-left="0in" fo:padding-bottom="0in" fo:padding-right="0in"/>
    </style:style>
    <style:style style:name="P51" style:parent-style-name="TableContents" style:family="paragraph">
      <style:text-properties style:font-name="Calibri" fo:font-size="7pt" style:font-size-asian="7pt" style:font-size-complex="7pt"/>
    </style:style>
    <style:style style:name="P52" style:parent-style-name="TableContents" style:family="paragraph">
      <style:text-properties fo:font-size="2pt" style:font-size-asian="2pt" style:font-size-complex="2pt"/>
    </style:style>
    <style:style style:name="P53" style:parent-style-name="TableContents" style:family="paragraph">
      <style:text-properties fo:font-size="2pt" style:font-size-asian="2pt" style:font-size-complex="2pt"/>
    </style:style>
    <style:style style:name="TableCell54" style:family="table-cell">
      <style:table-cell-properties fo:border="none" fo:padding-top="0in" fo:padding-left="0in" fo:padding-bottom="0in" fo:padding-right="0in"/>
    </style:style>
    <style:style style:name="TableColumn56" style:family="table-column">
      <style:table-column-properties style:column-width="3.1895in" style:use-optimal-column-width="false"/>
    </style:style>
    <style:style style:name="Table55" style:family="table">
      <style:table-properties style:width="3.1895in" fo:margin-left="0.0784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fo:padding-top="0.0381in" fo:padding-left="0.0381in" fo:padding-bottom="0.0381in" fo:padding-right="0.0381in"/>
    </style:style>
    <style:style style:name="TableColumn60" style:family="table-column">
      <style:table-column-properties style:column-width="0.7875in" style:use-optimal-column-width="false"/>
    </style:style>
    <style:style style:name="TableColumn61" style:family="table-column">
      <style:table-column-properties style:column-width="0.0395in" style:use-optimal-column-width="false"/>
    </style:style>
    <style:style style:name="TableColumn62" style:family="table-column">
      <style:table-column-properties style:column-width="2.2861in" style:use-optimal-column-width="false"/>
    </style:style>
    <style:style style:name="Table59" style:family="table">
      <style:table-properties style:width="3.1131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fo:padding-top="0in" fo:padding-left="0in" fo:padding-bottom="0in" fo:padding-right="0in"/>
    </style:style>
    <style:style style:name="P65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66" style:family="table-cell">
      <style:table-cell-properties fo:border="none" fo:padding-top="0in" fo:padding-left="0in" fo:padding-bottom="0in" fo:padding-right="0in"/>
    </style:style>
    <style:style style:name="P67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68" style:family="table-cell">
      <style:table-cell-properties fo:border="none" fo:padding-top="0in" fo:padding-left="0in" fo:padding-bottom="0in" fo:padding-right="0in"/>
    </style:style>
    <style:style style:name="P69" style:parent-style-name="TableContents" style:family="paragraph">
      <style:text-properties style:font-name="Calibri" fo:font-size="7pt" style:font-size-asian="7pt" style:font-size-complex="7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fo:padding-top="0in" fo:padding-left="0in" fo:padding-bottom="0in" fo:padding-right="0in"/>
    </style:style>
    <style:style style:name="P72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73" style:family="table-cell">
      <style:table-cell-properties fo:border="none" fo:padding-top="0in" fo:padding-left="0in" fo:padding-bottom="0in" fo:padding-right="0in"/>
    </style:style>
    <style:style style:name="P74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75" style:family="table-cell">
      <style:table-cell-properties fo:border="none" fo:padding-top="0in" fo:padding-left="0in" fo:padding-bottom="0in" fo:padding-right="0in"/>
    </style:style>
    <style:style style:name="P76" style:parent-style-name="Standard" style:family="paragraph">
      <style:text-properties style:font-name="Calibri" fo:font-size="7pt" style:font-size-asian="7pt" style:font-size-complex="7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fo:padding-top="0in" fo:padding-left="0in" fo:padding-bottom="0in" fo:padding-right="0in"/>
    </style:style>
    <style:style style:name="P79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80" style:family="table-cell">
      <style:table-cell-properties fo:border="none" fo:padding-top="0in" fo:padding-left="0in" fo:padding-bottom="0in" fo:padding-right="0in"/>
    </style:style>
    <style:style style:name="P81" style:parent-style-name="TableContents" style:family="paragraph">
      <style:paragraph-properties fo:text-align="end"/>
      <style:text-properties style:font-name="Calibri" fo:font-size="7pt" style:font-size-asian="7pt" style:font-size-complex="7pt"/>
    </style:style>
    <style:style style:name="TableCell82" style:family="table-cell">
      <style:table-cell-properties fo:border="none" fo:padding-top="0in" fo:padding-left="0in" fo:padding-bottom="0in" fo:padding-right="0in"/>
    </style:style>
    <style:style style:name="P83" style:parent-style-name="TableContents" style:family="paragraph">
      <style:text-properties style:font-name="Calibri" fo:font-size="7pt" style:font-size-asian="7pt" style:font-size-complex="7pt"/>
    </style:style>
    <style:style style:name="P84" style:parent-style-name="TableContents" style:family="paragraph">
      <style:text-properties fo:font-size="2pt" style:font-size-asian="2pt" style:font-size-complex="2pt"/>
    </style:style>
    <style:style style:name="P85" style:parent-style-name="TableContents" style:family="paragraph">
      <style:text-properties fo:font-size="2pt" style:font-size-asian="2pt" style:font-size-complex="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fo:padding-top="0in" fo:padding-left="0in" fo:padding-bottom="0in" fo:padding-right="0in"/>
    </style:style>
    <style:style style:name="TableColumn89" style:family="table-column">
      <style:table-column-properties style:column-width="6.5354in" style:use-optimal-column-width="false"/>
    </style:style>
    <style:style style:name="Table88" style:family="table">
      <style:table-properties style:width="6.5354in" fo:margin-left="0.0784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fo:padding-top="0.0381in" fo:padding-left="0.0381in" fo:padding-bottom="0.0381in" fo:padding-right="0.0381in"/>
    </style:style>
    <style:style style:name="TableColumn93" style:family="table-column">
      <style:table-column-properties style:column-width="1.1812in" style:use-optimal-column-width="false"/>
    </style:style>
    <style:style style:name="TableColumn94" style:family="table-column">
      <style:table-column-properties style:column-width="0.0395in" style:use-optimal-column-width="false"/>
    </style:style>
    <style:style style:name="TableColumn95" style:family="table-column">
      <style:table-column-properties style:column-width="5.2381in" style:use-optimal-column-width="false"/>
    </style:style>
    <style:style style:name="Table92" style:family="table">
      <style:table-properties style:width="6.459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fo:padding-top="0in" fo:padding-left="0in" fo:padding-bottom="0in" fo:padding-right="0in"/>
    </style:style>
    <style:style style:name="P98" style:parent-style-name="Standard" style:family="paragraph">
      <style:paragraph-properties fo:text-align="end"/>
    </style:style>
    <style:style style:name="T99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100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101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102" style:parent-style-name="Domyślnaczcionkaakapitu" style:family="text">
      <style:text-properties style:font-name="Calibri" fo:font-size="8pt" style:font-size-asian="8pt" style:font-size-complex="8pt"/>
    </style:style>
    <style:style style:name="T103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104" style:parent-style-name="Domyślnaczcionkaakapitu" style:family="text">
      <style:text-properties style:font-name="Calibri" fo:font-size="8pt" style:font-size-asian="8pt" style:font-size-complex="8pt"/>
    </style:style>
    <style:style style:name="T105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ableCell106" style:family="table-cell">
      <style:table-cell-properties fo:border="none" fo:padding-top="0in" fo:padding-left="0in" fo:padding-bottom="0in" fo:padding-right="0in"/>
    </style:style>
    <style:style style:name="P107" style:parent-style-name="Standard" style:family="paragraph">
      <style:paragraph-properties fo:text-align="end"/>
      <style:text-properties style:font-name="Calibri" style:font-name-asian="Calibri" style:font-name-complex="Calibri" fo:font-size="8pt" style:font-size-asian="8pt" style:font-size-complex="8pt"/>
    </style:style>
    <style:style style:name="TableCell108" style:family="table-cell">
      <style:table-cell-properties fo:border="none" fo:padding-top="0in" fo:padding-left="0in" fo:padding-bottom="0in" fo:padding-right="0in"/>
    </style:style>
    <style:style style:name="P109" style:parent-style-name="TableContents" style:family="paragraph">
      <style:text-properties style:font-name="Calibri"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fo:padding-top="0in" fo:padding-left="0in" fo:padding-bottom="0in" fo:padding-right="0in"/>
    </style:style>
    <style:style style:name="P112" style:parent-style-name="Standard" style:family="paragraph">
      <style:paragraph-properties fo:text-align="end"/>
    </style:style>
    <style:style style:name="T113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114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115" style:parent-style-name="Domyślnaczcionkaakapitu" style:family="text">
      <style:text-properties style:font-name="Calibri" fo:font-size="8pt" style:font-size-asian="8pt" style:font-size-complex="8pt"/>
    </style:style>
    <style:style style:name="T116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117" style:parent-style-name="Domyślnaczcionkaakapitu" style:family="text">
      <style:text-properties style:font-name="Calibri" fo:font-size="8pt" style:font-size-asian="8pt" style:font-size-complex="8pt"/>
    </style:style>
    <style:style style:name="T118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119" style:parent-style-name="Domyślnaczcionkaakapitu" style:family="text">
      <style:text-properties style:font-name="Calibri" style:font-name-asian="Calibri" style:font-name-complex="Calibri" fo:font-size="8pt" style:font-size-asian="8pt" style:font-size-complex="8pt"/>
    </style:style>
    <style:style style:name="TableCell120" style:family="table-cell">
      <style:table-cell-properties fo:border="none" fo:padding-top="0in" fo:padding-left="0in" fo:padding-bottom="0in" fo:padding-right="0in"/>
    </style:style>
    <style:style style:name="P121" style:parent-style-name="Standard" style:family="paragraph">
      <style:paragraph-properties fo:text-align="end"/>
      <style:text-properties style:font-name="Calibri" style:font-name-asian="Calibri" style:font-name-complex="Calibri" fo:font-size="8pt" style:font-size-asian="8pt" style:font-size-complex="8pt"/>
    </style:style>
    <style:style style:name="TableCell122" style:family="table-cell">
      <style:table-cell-properties fo:border="none" fo:padding-top="0in" fo:padding-left="0in" fo:padding-bottom="0in" fo:padding-right="0in"/>
    </style:style>
    <style:style style:name="P123" style:parent-style-name="TableContents" style:family="paragraph">
      <style:text-properties style:font-name="Calibri"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fo:padding-top="0in" fo:padding-left="0in" fo:padding-bottom="0in" fo:padding-right="0in"/>
    </style:style>
    <style:style style:name="P126" style:parent-style-name="Standard" style:family="paragraph">
      <style:paragraph-properties fo:text-align="end"/>
      <style:text-properties style:font-name="Calibri" style:font-name-asian="Calibri" style:font-name-complex="Calibri" fo:font-size="8pt" style:font-size-asian="8pt" style:font-size-complex="8pt"/>
    </style:style>
    <style:style style:name="TableCell127" style:family="table-cell">
      <style:table-cell-properties fo:border="none" fo:padding-top="0in" fo:padding-left="0in" fo:padding-bottom="0in" fo:padding-right="0in"/>
    </style:style>
    <style:style style:name="P128" style:parent-style-name="Standard" style:family="paragraph">
      <style:paragraph-properties fo:text-align="end"/>
      <style:text-properties style:font-name="Calibri" style:font-name-asian="Calibri" style:font-name-complex="Calibri" fo:font-size="8pt" style:font-size-asian="8pt" style:font-size-complex="8pt"/>
    </style:style>
    <style:style style:name="TableCell129" style:family="table-cell">
      <style:table-cell-properties fo:border="none" fo:padding-top="0in" fo:padding-left="0in" fo:padding-bottom="0in" fo:padding-right="0in"/>
    </style:style>
    <style:style style:name="P130" style:parent-style-name="TableContents" style:family="paragraph">
      <style:text-properties style:font-name="Calibri" fo:font-size="8pt" style:font-size-asian="8pt" style:font-size-complex="8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none" fo:padding-top="0in" fo:padding-left="0in" fo:padding-bottom="0in" fo:padding-right="0in"/>
    </style:style>
    <style:style style:name="P133" style:parent-style-name="Standard" style:family="paragraph">
      <style:paragraph-properties fo:text-align="end"/>
      <style:text-properties style:font-name="Calibri" style:font-name-asian="Calibri" style:font-name-complex="Calibri" fo:font-size="8pt" style:font-size-asian="8pt" style:font-size-complex="8pt"/>
    </style:style>
    <style:style style:name="TableCell134" style:family="table-cell">
      <style:table-cell-properties fo:border="none" fo:padding-top="0in" fo:padding-left="0in" fo:padding-bottom="0in" fo:padding-right="0in"/>
    </style:style>
    <style:style style:name="P135" style:parent-style-name="Standard" style:family="paragraph">
      <style:paragraph-properties fo:text-align="end"/>
      <style:text-properties style:font-name="Calibri" style:font-name-asian="Calibri" style:font-name-complex="Calibri" fo:font-size="8pt" style:font-size-asian="8pt" style:font-size-complex="8pt"/>
    </style:style>
    <style:style style:name="TableCell136" style:family="table-cell">
      <style:table-cell-properties fo:border="none" fo:padding-top="0in" fo:padding-left="0in" fo:padding-bottom="0in" fo:padding-right="0in"/>
    </style:style>
    <style:style style:name="P137" style:parent-style-name="TableContents" style:family="paragraph">
      <style:text-properties style:font-name="Calibri" fo:font-size="8pt" style:font-size-asian="8pt" style:font-size-complex="8pt"/>
    </style:style>
    <style:style style:name="P138" style:parent-style-name="TableContents" style:family="paragraph">
      <style:text-properties fo:font-size="2pt" style:font-size-asian="2pt" style:font-size-complex="2pt"/>
    </style:style>
    <style:style style:name="P139" style:parent-style-name="TableContents" style:family="paragraph">
      <style:text-properties fo:font-size="2pt" style:font-size-asian="2pt" style:font-size-complex="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fo:padding-top="0in" fo:padding-left="0in" fo:padding-bottom="0in" fo:padding-right="0in"/>
    </style:style>
    <style:style style:name="TableColumn143" style:family="table-column">
      <style:table-column-properties style:column-width="6.6923in" style:use-optimal-column-width="false"/>
    </style:style>
    <style:style style:name="Table142" style:family="table">
      <style:table-properties style:width="6.6923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fo:padding-top="0in" fo:padding-left="0in" fo:padding-bottom="0in" fo:padding-right="0in"/>
    </style:style>
    <style:style style:name="TableColumn147" style:family="table-column">
      <style:table-column-properties style:column-width="0.2381in" style:use-optimal-column-width="false"/>
    </style:style>
    <style:style style:name="TableColumn148" style:family="table-column">
      <style:table-column-properties style:column-width="2.9423in" style:use-optimal-column-width="false"/>
    </style:style>
    <style:style style:name="TableColumn149" style:family="table-column">
      <style:table-column-properties style:column-width="0.4583in" style:use-optimal-column-width="false"/>
    </style:style>
    <style:style style:name="TableColumn150" style:family="table-column">
      <style:table-column-properties style:column-width="0.5409in" style:use-optimal-column-width="false"/>
    </style:style>
    <style:style style:name="TableColumn151" style:family="table-column">
      <style:table-column-properties style:column-width="0.5618in" style:use-optimal-column-width="false"/>
    </style:style>
    <style:style style:name="TableColumn152" style:family="table-column">
      <style:table-column-properties style:column-width="0.5062in" style:use-optimal-column-width="false"/>
    </style:style>
    <style:style style:name="TableColumn153" style:family="table-column">
      <style:table-column-properties style:column-width="0.6881in" style:use-optimal-column-width="false"/>
    </style:style>
    <style:style style:name="TableColumn154" style:family="table-column">
      <style:table-column-properties style:column-width="0.5993in" style:use-optimal-column-width="false"/>
    </style:style>
    <style:style style:name="Table146" style:family="table">
      <style:table-properties style:width="6.5354in" fo:margin-left="0.0784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0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5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8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1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4" style:family="table-cell">
      <style:table-cell-properties fo:border="0.0034in solid #000000" fo:background-color="#EEEEEE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alibri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 fo:background-color="#EEEEEE"/>
    </style:style>
    <style:style style:name="T197" style:parent-style-name="Domyślnaczcionkaakapitu" style:family="text">
      <style:text-properties style:font-name="Calibri"/>
    </style:style>
    <style:style style:name="T198" style:parent-style-name="Domyślnaczcionkaakapitu" style:family="text">
      <style:text-properties style:font-name="Calibri" fo:font-weight="bold" style:font-weight-asian="bold" style:font-weight-complex="bold"/>
    </style:style>
    <style:style style:name="T199" style:parent-style-name="Domyślnaczcionkaakapitu" style:family="text">
      <style:text-properties style:font-name="Calibri" fo:font-weight="bold" style:font-weight-asian="bold" style:font-weight-complex="bold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21" style:parent-style-name="TableContents" style:family="paragraph">
      <style:text-properties fo:font-size="2pt" style:font-size-asian="2pt" style:font-size-complex="2pt"/>
    </style:style>
    <style:style style:name="P222" style:parent-style-name="Standard" style:family="paragraph"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/>Faktura VAT</text:p>
          </table:table-cell>
          <table:table-cell table:style-name="TableCell8">
            <text:p text:style-name="P9">Data wystawienia: $date</text:p>
          </table:table-cell>
          <table:table-cell table:style-name="TableCell10">
            <text:p text:style-name="P11"/>
          </table:table-cell>
        </table:table-row>
        <table:table-row table:style-name="TableRow12">
          <table:covered-table-cell>
            <text:p text:style-name="Normalny"/>
          </table:covered-table-cell>
          <table:table-cell table:style-name="TableCell13">
            <text:p text:style-name="P14">Data wykonania usługi: $date</text:p>
          </table:table-cell>
          <table:table-cell table:style-name="TableCell15">
            <text:p text:style-name="P16"/>
          </table:table-cell>
        </table:table-row>
      </table:table>
      <text:p text:style-name="P17"><text:s/>Nr: $obj.number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able:table table:style-name="Table23">
              <table:table-columns>
                <table:table-column table:style-name="TableColumn24"/>
              </table:table-columns>
              <table:table-row table:style-name="TableRow25">
                <table:table-cell table:style-name="TableCell26">
                  <table:table table:style-name="Table27">
                    <table:table-columns>
                      <table:table-column table:style-name="TableColumn28"/>
                      <table:table-column table:style-name="TableColumn29"/>
                      <table:table-column table:style-name="TableColumn30"/>
                    </table:table-columns>
                    <table:table-row table:style-name="TableRow31">
                      <table:table-cell table:style-name="TableCell32">
                        <text:p text:style-name="P33">Sprzedawca:</text:p>
                      </table:table-cell>
                      <table:table-cell table:style-name="TableCell34">
                        <text:p text:style-name="P35"/>
                      </table:table-cell>
                      <table:table-cell table:style-name="TableCell36">
                        <text:p text:style-name="P37">$obj.owner.name</text:p>
                      </table:table-cell>
                    </table:table-row>
                    <table:table-row table:style-name="TableRow38">
                      <table:table-cell table:style-name="TableCell39">
                        <text:p text:style-name="P40">Adres:</text:p>
                      </table:table-cell>
                      <table:table-cell table:style-name="TableCell41">
                        <text:p text:style-name="P42"/>
                      </table:table-cell>
                      <table:table-cell table:style-name="TableCell43">
                        <text:p text:style-name="P44">$obj.owner.address.formatAddress()</text:p>
                      </table:table-cell>
                    </table:table-row>
                    <table:table-row table:style-name="TableRow45">
                      <table:table-cell table:style-name="TableCell46">
                        <text:p text:style-name="P47">NIP:</text:p>
                      </table:table-cell>
                      <table:table-cell table:style-name="TableCell48">
                        <text:p text:style-name="P49"/>
                      </table:table-cell>
                      <table:table-cell table:style-name="TableCell50">
                        <text:p text:style-name="P51">$obj.owner.nip</text:p>
                      </table:table-cell>
                    </table:table-row>
                  </table:table>
                  <text:p text:style-name="P52"/>
                </table:table-cell>
              </table:table-row>
            </table:table>
            <text:p text:style-name="P53"/>
          </table:table-cell>
          <table:table-cell table:style-name="TableCell54">
            <table:table table:style-name="Table55">
              <table:table-columns>
                <table:table-column table:style-name="TableColumn56"/>
              </table:table-columns>
              <table:table-row table:style-name="TableRow57">
                <table:table-cell table:style-name="TableCell58">
                  <table:table table:style-name="Table59">
                    <table:table-columns>
                      <table:table-column table:style-name="TableColumn60"/>
                      <table:table-column table:style-name="TableColumn61"/>
                      <table:table-column table:style-name="TableColumn62"/>
                    </table:table-columns>
                    <table:table-row table:style-name="TableRow63">
                      <table:table-cell table:style-name="TableCell64">
                        <text:p text:style-name="P65">Nabywca: <text:s/></text:p>
                      </table:table-cell>
                      <table:table-cell table:style-name="TableCell66">
                        <text:p text:style-name="P67"/>
                      </table:table-cell>
                      <table:table-cell table:style-name="TableCell68">
                        <text:p text:style-name="P69">$obj.client.name</text:p>
                      </table:table-cell>
                    </table:table-row>
                    <table:table-row table:style-name="TableRow70">
                      <table:table-cell table:style-name="TableCell71">
                        <text:p text:style-name="P72">Adres: <text:s/></text:p>
                      </table:table-cell>
                      <table:table-cell table:style-name="TableCell73">
                        <text:p text:style-name="P74"/>
                      </table:table-cell>
                      <table:table-cell table:style-name="TableCell75">
                        <text:p text:style-name="P76">$obj.client.address.formatAddress()</text:p>
                      </table:table-cell>
                    </table:table-row>
                    <table:table-row table:style-name="TableRow77">
                      <table:table-cell table:style-name="TableCell78">
                        <text:p text:style-name="P79">NIP: <text:s/></text:p>
                      </table:table-cell>
                      <table:table-cell table:style-name="TableCell80">
                        <text:p text:style-name="P81"/>
                      </table:table-cell>
                      <table:table-cell table:style-name="TableCell82">
                        <text:p text:style-name="P83">$obj.client.nip</text:p>
                      </table:table-cell>
                    </table:table-row>
                  </table:table>
                  <text:p text:style-name="P84"/>
                </table:table-cell>
              </table:table-row>
            </table:table>
            <text:p text:style-name="P85"/>
          </table:table-cell>
        </table:table-row>
        <table:table-row table:style-name="TableRow86">
          <table:table-cell table:style-name="TableCell87" table:number-columns-spanned="2">
            <table:table table:style-name="Table88">
              <table:table-columns>
                <table:table-column table:style-name="TableColumn89"/>
              </table:table-columns>
              <table:table-row table:style-name="TableRow90">
                <table:table-cell table:style-name="TableCell91">
                  <table:table table:style-name="Table92">
                    <table:table-columns>
                      <table:table-column table:style-name="TableColumn93"/>
                      <table:table-column table:style-name="TableColumn94"/>
                      <table:table-column table:style-name="TableColumn95"/>
                    </table:table-columns>
                    <table:table-row table:style-name="TableRow96">
                      <table:table-cell table:style-name="TableCell97">
                        <text:p text:style-name="P98"><text:span text:style-name="T99">Spos</text:span><text:span text:style-name="T100">ó</text:span><text:span text:style-name="T101">b p</text:span><text:span text:style-name="T102">ł</text:span><text:span text:style-name="T103">atno</text:span><text:span text:style-name="T104">ś</text:span><text:span text:style-name="T105">ci:</text:span></text:p>
                      </table:table-cell>
                      <table:table-cell table:style-name="TableCell106">
                        <text:p text:style-name="P107"/>
                      </table:table-cell>
                      <table:table-cell table:style-name="TableCell108">
                        <text:p text:style-name="P109">$account.transfer</text:p>
                      </table:table-cell>
                    </table:table-row>
                    <table:table-row table:style-name="TableRow110">
                      <table:table-cell table:style-name="TableCell111">
                        <text:p text:style-name="P112"><text:span text:style-name="T113">Termin<text:s/></text:span><text:span text:style-name="T114">p</text:span><text:span text:style-name="T115">ł</text:span><text:span text:style-name="T116">atno</text:span><text:span text:style-name="T117">ś</text:span><text:span text:style-name="T118">ci</text:span><text:span text:style-name="T119">:</text:span></text:p>
                      </table:table-cell>
                      <table:table-cell table:style-name="TableCell120">
                        <text:p text:style-name="P121"/>
                      </table:table-cell>
                      <table:table-cell table:style-name="TableCell122">
                        <text:p text:style-name="P123">$dueDate</text:p>
                      </table:table-cell>
                    </table:table-row>
                    <table:table-row table:style-name="TableRow124">
                      <table:table-cell table:style-name="TableCell125">
                        <text:p text:style-name="P126">Bank:</text:p>
                      </table:table-cell>
                      <table:table-cell table:style-name="TableCell127">
                        <text:p text:style-name="P128"/>
                      </table:table-cell>
                      <table:table-cell table:style-name="TableCell129">
                        <text:p text:style-name="P130">$account.bankName</text:p>
                      </table:table-cell>
                    </table:table-row>
                    <table:table-row table:style-name="TableRow131">
                      <table:table-cell table:style-name="TableCell132">
                        <text:p text:style-name="P133">Numer konta:</text:p>
                      </table:table-cell>
                      <table:table-cell table:style-name="TableCell134">
                        <text:p text:style-name="P135"/>
                      </table:table-cell>
                      <table:table-cell table:style-name="TableCell136">
                        <text:p text:style-name="P137">$account.number</text:p>
                      </table:table-cell>
                    </table:table-row>
                  </table:table>
                  <text:p text:style-name="P138"/>
                </table:table-cell>
              </table:table-row>
            </table:table>
            <text:p text:style-name="P139"/>
          </table:table-cell>
          <table:covered-table-cell/>
        </table:table-row>
        <table:table-row table:style-name="TableRow140">
          <table:table-cell table:style-name="TableCell141" table:number-columns-spanned="2">
            <table:table table:style-name="Table142">
              <table:table-columns>
                <table:table-column table:style-name="TableColumn143"/>
              </table:table-columns>
              <table:table-row table:style-name="TableRow144">
                <table:table-cell table:style-name="TableCell145">
                  <table:table table:style-name="Table146">
                    <table:table-columns>
                      <table:table-column table:style-name="TableColumn147"/>
                      <table:table-column table:style-name="TableColumn148"/>
                      <table:table-column table:style-name="TableColumn149"/>
                      <table:table-column table:style-name="TableColumn150"/>
                      <table:table-column table:style-name="TableColumn151"/>
                      <table:table-column table:style-name="TableColumn152"/>
                      <table:table-column table:style-name="TableColumn153"/>
                      <table:table-column table:style-name="TableColumn154"/>
                    </table:table-columns>
                    <table:table-row table:style-name="TableRow155">
                      <table:table-cell table:style-name="TableCell156">
                        <text:p text:style-name="P157">Lp.</text:p>
                      </table:table-cell>
                      <table:table-cell table:style-name="TableCell158">
                        <text:p text:style-name="P159">Nazwa</text:p>
                      </table:table-cell>
                      <table:table-cell table:style-name="TableCell160">
                        <text:p text:style-name="P161">Ilość(h)</text:p>
                      </table:table-cell>
                      <table:table-cell table:style-name="TableCell162">
                        <text:p text:style-name="P163">Cena</text:p>
                        <text:p text:style-name="P164">netto</text:p>
                      </table:table-cell>
                      <table:table-cell table:style-name="TableCell165">
                        <text:p text:style-name="P166">Wartość</text:p>
                        <text:p text:style-name="P167">netto</text:p>
                      </table:table-cell>
                      <table:table-cell table:style-name="TableCell168">
                        <text:p text:style-name="P169">Stawka</text:p>
                        <text:p text:style-name="P170">VAT</text:p>
                      </table:table-cell>
                      <table:table-cell table:style-name="TableCell171">
                        <text:p text:style-name="P172">Kwota</text:p>
                        <text:p text:style-name="P173">VAT</text:p>
                      </table:table-cell>
                      <table:table-cell table:style-name="TableCell174">
                        <text:p text:style-name="P175">Wartość</text:p>
                        <text:p text:style-name="P176">brutto</text:p>
                      </table:table-cell>
                    </table:table-row>
                    <table:table-row table:style-name="TableRow177">
                      <table:table-cell table:style-name="TableCell178">
                        <text:p text:style-name="P179">1</text:p>
                      </table:table-cell>
                      <table:table-cell table:style-name="TableCell180">
                        <text:p text:style-name="P181">$obj.name</text:p>
                      </table:table-cell>
                      <table:table-cell table:style-name="TableCell182">
                        <text:p text:style-name="P183">$productAmount</text:p>
                      </table:table-cell>
                      <table:table-cell table:style-name="TableCell184">
                        <text:p text:style-name="P185">$productPrice</text:p>
                      </table:table-cell>
                      <table:table-cell table:style-name="TableCell186">
                        <text:p text:style-name="P187">$price.format($obj.netPrice)</text:p>
                      </table:table-cell>
                      <table:table-cell table:style-name="TableCell188">
                        <text:p text:style-name="P189">23%</text:p>
                      </table:table-cell>
                      <table:table-cell table:style-name="TableCell190">
                        <text:p text:style-name="P191">$price.format($obj.taxPrice)</text:p>
                      </table:table-cell>
                      <table:table-cell table:style-name="TableCell192">
                        <text:p text:style-name="P193">$price.format($obj.grossPrice)</text:p>
                      </table:table-cell>
                    </table:table-row>
                    <table:table-row table:style-name="TableRow194">
                      <table:table-cell table:style-name="TableCell195" table:number-columns-spanned="3" table:number-rows-spanned="2">
                        <text:p text:style-name="P196"><text:span text:style-name="T197">Razem do zapłaty:<text:s/></text:span><text:span text:style-name="T198">$price.format($obj.grossPrice)</text:span><text:span text:style-name="T199"><text:s/>$account.currency</text:span></text:p>
                      </table:table-cell>
                      <table:covered-table-cell/>
                      <table:covered-table-cell/>
                      <table:table-cell table:style-name="TableCell200">
                        <text:p text:style-name="P201">Razem</text:p>
                      </table:table-cell>
                      <table:table-cell table:style-name="TableCell202">
                        <text:p text:style-name="P203">$price.format($obj.netPrice)</text:p>
                      </table:table-cell>
                      <table:table-cell table:style-name="TableCell204">
                        <text:p text:style-name="P205">X</text:p>
                      </table:table-cell>
                      <table:table-cell table:style-name="TableCell206">
                        <text:p text:style-name="P207">$price.format($obj.taxPrice)</text:p>
                      </table:table-cell>
                      <table:table-cell table:style-name="TableCell208">
                        <text:p text:style-name="P209">$price.format($obj.grossPrice)</text:p>
                      </table:table-cell>
                    </table:table-row>
                    <table:table-row table:style-name="TableRow210">
                      <table:covered-table-cell>
                        <text:p text:style-name="Normalny"/>
                      </table:covered-table-cell>
                      <table:covered-table-cell/>
                      <table:covered-table-cell/>
                      <table:table-cell table:style-name="TableCell211">
                        <text:p text:style-name="P212">W tym</text:p>
                      </table:table-cell>
                      <table:table-cell table:style-name="TableCell213">
                        <text:p text:style-name="P214">$price.format($obj.netPrice)</text:p>
                      </table:table-cell>
                      <table:table-cell table:style-name="TableCell215">
                        <text:p text:style-name="P216">23%</text:p>
                      </table:table-cell>
                      <table:table-cell table:style-name="TableCell217">
                        <text:p text:style-name="P218">$price.format($obj.taxPrice)</text:p>
                      </table:table-cell>
                      <table:table-cell table:style-name="TableCell219">
                        <text:p text:style-name="P220">$price.format($obj.grossPrice)</text:p>
                      </table:table-cell>
                    </table:table-row>
                  </table:table>
                  <text:p text:style-name="P221"/>
                </table:table-cell>
              </table:table-row>
            </table:table>
            <text:p text:style-name="P222"/>
          </table:table-cell>
          <table:covered-table-cell/>
        </table:table-row>
      </table:table>
      <text:p text:style-name="Textbody"/>
      <text:p text:style-name="Textbody"/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ciej Olearczyk</meta:initial-creator>
    <dc:creator>Maciej Olearczyk</dc:creator>
    <meta:creation-date>2009-04-16T11:32:00Z</meta:creation-date>
    <dc:date>2018-01-15T20:29:00Z</dc:date>
    <meta:template xlink:href="Normal.dotm" xlink:type="simple"/>
    <meta:editing-cycles>2</meta:editing-cycles>
    <meta:editing-duration>PT93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30" meta:character-count="910" meta:row-count="6" meta:non-whitespace-character-count="781"/>
  </office:meta>
</office:document-meta>
</file>